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0:45:00" calcext:value-type="date">
            <text:p>04/12/22 10:45 AM</text:p>
          </table:table-cell>
          <table:table-cell table:style-name="ce5" office:value-type="date" office:date-value="2022-04-12T11:45:00" calcext:value-type="date">
            <text:p>04/12/22 11:45 AM</text:p>
          </table:table-cell>
          <table:table-cell table:style-name="ce15" table:formula="of:=[.B109]-[.A109]" office:value-type="time" office:time-value="PT01H00M00S" calcext:value-type="time">
            <text:p>01:00:00</text:p>
          </table:table-cell>
          <table:table-cell table:style-name="ce7" table:formula="of:=[.C109]+[.D108]" office:value-type="time" office:time-value="PT08H10M00S" calcext:value-type="time">
            <text:p>08:10:00</text:p>
          </table:table-cell>
          <table:table-cell office:value-type="string" calcext:value-type="string">
            <text:p>Surf makefiles to BSDMak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3:50:00" calcext:value-type="date">
            <text:p>04/12/22 01:50 PM</text:p>
          </table:table-cell>
          <table:table-cell table:style-name="ce5" office:value-type="date" office:date-value="2022-04-12T14:40:00" calcext:value-type="date">
            <text:p>04/12/22 02:40 PM</text:p>
          </table:table-cell>
          <table:table-cell table:style-name="ce15" table:formula="of:=[.B110]-[.A110]" office:value-type="time" office:time-value="PT00H50M00S" calcext:value-type="time">
            <text:p>00:50:00</text:p>
          </table:table-cell>
          <table:table-cell table:style-name="ce7" table:formula="of:=[.C110]+[.D109]" office:value-type="time" office:time-value="PT09H00M00S" calcext:value-type="time">
            <text:p>09:00:00</text:p>
          </table:table-cell>
          <table:table-cell office:value-type="string" calcext:value-type="string">
            <text:p>BSDMake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3T14:00:00" calcext:value-type="date">
            <text:p>04/13/22 02:00 PM</text:p>
          </table:table-cell>
          <table:table-cell table:style-name="ce5" office:value-type="date" office:date-value="2022-04-13T14:10:00" calcext:value-type="date">
            <text:p>04/13/22 02:10 PM</text:p>
          </table:table-cell>
          <table:table-cell table:style-name="ce15" table:formula="of:=[.B111]-[.A111]" office:value-type="time" office:time-value="PT00H10M00S" calcext:value-type="time">
            <text:p>00:10:00</text:p>
          </table:table-cell>
          <table:table-cell table:style-name="ce7" table:formula="of:=[.C111]+[.D110]" office:value-type="time" office:time-value="PT09H10M00S" calcext:value-type="time">
            <text:p>09:10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5T10:45:00" calcext:value-type="date">
            <text:p>04/15/22 10:45 AM</text:p>
          </table:table-cell>
          <table:table-cell table:style-name="ce5" office:value-type="date" office:date-value="2022-04-15T11:45:00" calcext:value-type="date">
            <text:p>04/15/22 11:45 AM</text:p>
          </table:table-cell>
          <table:table-cell table:style-name="ce15" table:formula="of:=[.B112]-[.A112]" office:value-type="time" office:time-value="PT01H00M00S" calcext:value-type="time">
            <text:p>01:00:00</text:p>
          </table:table-cell>
          <table:table-cell table:style-name="ce7" table:formula="of:=[.C112]+[.D111]" office:value-type="time" office:time-value="PT10H10M00S" calcext:value-type="time">
            <text:p>10:10:00</text:p>
          </table:table-cell>
          <table:table-cell office:value-type="string" calcext:value-type="string">
            <text:p>Changed surf’s error message handling to be more streamlined. Little changes too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0:45:00" calcext:value-type="date">
            <text:p>04/18/22 10:45 AM</text:p>
          </table:table-cell>
          <table:table-cell table:style-name="ce5" office:value-type="date" office:date-value="2022-04-18T11:50:00" calcext:value-type="date">
            <text:p>04/18/22 11:50 AM</text:p>
          </table:table-cell>
          <table:table-cell table:style-name="ce15" table:formula="of:=[.B113]-[.A113]" office:value-type="time" office:time-value="PT01H05M00S" calcext:value-type="time">
            <text:p>01:05:00</text:p>
          </table:table-cell>
          <table:table-cell table:style-name="ce7" table:formula="of:=[.C113]+[.D112]" office:value-type="time" office:time-value="PT11H15M00S" calcext:value-type="time">
            <text:p>11:15:00</text:p>
          </table:table-cell>
          <table:table-cell office:value-type="string" calcext:value-type="string">
            <text:p>Makefile modification and debug output fixing</text:p>
          </table:table-cell>
          <table:table-cell table:number-columns-repeated="59"/>
        </table:table-row>
        <table:table-row table:style-name="ro1">
          <table:table-cell table:number-columns-repeated="2" table:style-name="ce5" office:value-type="date" office:date-value="2022-04-18T14:00:00" calcext:value-type="date">
            <text:p>04/18/22 02:00 PM</text:p>
          </table:table-cell>
          <table:table-cell table:style-name="ce15" table:formula="of:=[.B114]-[.A114]" office:value-type="time" office:time-value="PT00H00M00S" calcext:value-type="time">
            <text:p>00:00:00</text:p>
          </table:table-cell>
          <table:table-cell table:style-name="ce7" table:formula="of:=[.C114]+[.D113]" office:value-type="time" office:time-value="PT11H15M00S" calcext:value-type="time">
            <text:p>11:15:00</text:p>
          </table:table-cell>
          <table:table-cell office:value-type="string" calcext:value-type="string">
            <text:p>Error testing and client meeting</text:p>
          </table:table-cell>
          <table:table-cell table:number-columns-repeated="59"/>
        </table:table-row>
        <table:table-row table:style-name="ro1" table:number-rows-repeated="104846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currency-style style:name="N13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time-style style:name="N140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2">
      <number:month number:textual="true"/>
      <number:text>-</number:text>
      <number:year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5">
      <number:hours/>
      <number:text>:</number:text>
      <number:minutes number:style="long"/>
      <number:text>:</number:text>
      <number:seconds number:style="long"/>
    </number:time-style>
    <number:date-style style:name="N146">
      <number:day/>
      <number:text>-</number:text>
      <number:month number:textual="true"/>
      <number:text>-</number:text>
      <number:year/>
    </number:date-style>
    <number:time-style style:name="N147">
      <number:hours/>
      <number:text>:</number:text>
      <number:minutes number:style="long"/>
    </number:time-style>
    <number:time-style style:name="N148">
      <number:hours/>
      <number:text>:</number:text>
      <number:minutes number:style="long"/>
      <number:text> </number:text>
      <number:am-pm/>
    </number:time-style>
    <number:date-style style:name="N149">
      <number:day/>
      <number:text>-</number:text>
      <number:month number:textual="true"/>
    </number:date-style>
    <number:date-style style:name="N15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5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4P2" style:volatile="true">
      <number:currency-symbol/>
      <number:fill-character> </number:fill-character>
      <number:text>- </number:text>
    </number:currency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currency-style style:name="N15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6P0"/>
    </number:currency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8">
      <number:month/>
      <number:text>/</number:text>
      <number:day/>
      <number:text>/</number:text>
      <number:year number:style="long"/>
    </number:date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/00/0000</text:date>, <text:time style:data-style-name="N2" text:time-value="20:54:20.39459124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4-18T20:55:41.509849384</dc:date>
    <meta:editing-cycles>187</meta:editing-cycles>
    <meta:editing-duration>P2DT12H18M25S</meta:editing-duration>
    <meta:generator>LibreOffice/7.2.4.1$NetBSD_X86_64 LibreOffice_project/20$Build-1</meta:generator>
    <meta:document-statistic meta:table-count="1" meta:cell-count="551" meta:object-count="0"/>
    <meta:user-defined meta:name="AppVersion">15.0000</meta:user-defined>
  </office:meta>
</office:document-meta>
</file>